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48.00pt" fo:font-weight="bold" fo:font-family="Ubuntu" style:font-family-asian="Ubuntu" style:font-family-complex="Ubuntu"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4.00pt" fo:font-weight="normal" fo:font-family="Ubuntu" style:font-family-asian="Ubuntu" style:font-family-complex="Ubuntu"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Ubuntu" style:font-family-asian="Ubuntu" style:font-family-complex="Ubuntu"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normal" fo:font-family="Ubuntu" style:font-family-asian="Ubuntu" style:font-family-complex="Ubuntu"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normal" fo:font-family="Ubuntu" style:font-family-asian="Ubuntu" style:font-family-complex="Ubuntu"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Ubuntu" style:font-family-asian="Ubuntu" style:font-family-complex="Ubuntu"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Ubuntu" style:font-family-asian="Ubuntu" style:font-family-complex="Ubuntu"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Ubuntu" style:font-family-asian="Ubuntu" style:font-family-complex="Ubuntu" fo:background-color="#ffffff" fo:color="#222222"/>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Ubuntu" style:font-family-asian="Ubuntu" style:font-family-complex="Ubuntu" fo:background-color="#ffffff" fo:color="#222222"/>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Ubuntu" style:font-family-asian="Ubuntu" style:font-family-complex="Ubuntu"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Ubuntu" style:font-family-asian="Ubuntu" style:font-family-complex="Ubuntu"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8.00pt" fo:font-weight="normal" fo:font-family="Ubuntu" style:font-family-asian="Ubuntu" style:font-family-complex="Ubuntu"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Ubuntu" style:font-family-asian="Ubuntu" style:font-family-complex="Ubuntu"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Ubuntu" style:font-family-asian="Ubuntu" style:font-family-complex="Ubuntu" fo:background-color="#ffffff" fo:color="#222222"/>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Ubuntu" style:font-family-asian="Ubuntu" style:font-family-complex="Ubuntu" fo:background-color="#ffffff" fo:color="#222222"/>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Ubuntu" style:font-family-asian="Ubuntu" style:font-family-complex="Ubuntu" fo:background-color="#ffffff" fo:color="#222222"/>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Ubuntu" style:font-family-asian="Ubuntu" style:font-family-complex="Ubuntu"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Ubuntu" style:font-family-asian="Ubuntu" style:font-family-complex="Ubuntu"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Ubuntu" style:font-family-asian="Ubuntu" style:font-family-complex="Ubuntu" fo:background-color="#ffffff" fo:color="#242729"/>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Ubuntu" style:font-family-asian="Ubuntu" style:font-family-complex="Ubuntu" fo:background-color="#ffffff" fo:color="#242729"/>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Ubuntu" style:font-family-asian="Ubuntu" style:font-family-complex="Ubuntu" fo:background-color="transparent" fo:color="#00000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Ubuntu" style:font-family-asian="Ubuntu" style:font-family-complex="Ubuntu"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Ubuntu" style:font-family-asian="Ubuntu" style:font-family-complex="Ubuntu"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Ubuntu" style:font-family-asian="Ubuntu" style:font-family-complex="Ubuntu"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style:text-underline-mode="continuous" style:text-underline-type="single" style:text-underline-style="solid" style:text-underline-width="normal" fo:font-family="Ubuntu" style:font-family-asian="Ubuntu" style:font-family-complex="Ubuntu"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Ubuntu" style:font-family-asian="Ubuntu" style:font-family-complex="Ubuntu"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8.00pt" fo:font-weight="normal" fo:font-family="Ubuntu" style:font-family-asian="Ubuntu" style:font-family-complex="Ubuntu" fo:background-color="#ffffff" fo:color="#222222"/>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Ubuntu" style:font-family-asian="Ubuntu" style:font-family-complex="Ubuntu" fo:background-color="#ffffff" fo:color="#222222"/>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Ubuntu" style:font-family-asian="Ubuntu" style:font-family-complex="Ubuntu"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Ubuntu" style:font-family-asian="Ubuntu" style:font-family-complex="Ubuntu" fo:background-color="#ffffff" fo:color="#222222"/>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Ubuntu" style:font-family-asian="Ubuntu" style:font-family-complex="Ubuntu" fo:background-color="transparent"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Ubuntu" style:font-family-asian="Ubuntu" style:font-family-complex="Ubuntu" fo:background-color="#ffffff" fo:color="#222222"/>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Ubuntu" style:font-family-asian="Ubuntu" style:font-family-complex="Ubuntu" fo:background-color="transparent" fo:color="#00000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style:text-underline-mode="continuous" style:text-underline-type="single" style:text-underline-style="solid" style:text-underline-width="normal" fo:font-family="Ubuntu" style:font-family-asian="Ubuntu" style:font-family-complex="Ubuntu" fo:background-color="#ffffff" fo:color="#222222"/>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Ubuntu" style:font-family-asian="Ubuntu" style:font-family-complex="Ubuntu" fo:background-color="transparent" fo:color="#000000"/>
    </style:style>
    <style:style style:name="P1" style:family="paragraph">
      <style:paragraph-properties fo:line-height="115.00%" fo:text-align="center"/>
    </style:style>
    <style:style style:name="P2" style:family="paragraph">
      <style:paragraph-properties fo:line-height="115.00%" fo:text-align="left"/>
    </style:style>
    <style:style style:name="P3" style:family="paragraph">
      <style:paragraph-properties fo:line-height="115.00%" fo:text-align="center"/>
    </style:style>
    <style:style style:name="P4" style:family="paragraph">
      <style:paragraph-properties fo:line-height="115.00%" fo:text-align="left"/>
    </style:style>
    <style:style style:name="P5" style:family="paragraph">
      <style:paragraph-properties fo:line-height="115.00%" fo:text-align="center"/>
    </style:style>
    <style:style style:name="P6" style:family="paragraph">
      <style:paragraph-properties fo:line-height="115.00%" fo:text-align="left"/>
    </style:style>
  </office:automatic-styles>
  <office:body>
    <office:text>
      <text:p text:style-name="P1"><text:span text:style-name="T1">ARQUITECTURA 2</text:span></text:p>
      <text:p text:style-name="P1"><text:span text:style-name="T2"/></text:p>
      <text:p text:style-name="P1"><text:span text:style-name="T3">Análisis de casos de prueba</text:span></text:p>
      <text:p text:style-name="P1"><text:span text:style-name="T4"/></text:p>
      <text:p text:style-name="P1"><text:span text:style-name="T4"/></text:p>
      <text:p text:style-name="P2"><text:span text:style-name="T5">Materia: Arquitectura de software 2</text:span></text:p>
      <text:p text:style-name="P3"><text:span text:style-name="T6"/></text:p>
      <text:p text:style-name="P4"><text:span text:style-name="T7">Docentes: Leonardo Volinier</text:span></text:p>
      <text:p text:style-name="P4"><text:span text:style-name="T7"><text:tab/><text:s text:c="10"/>Nicolás Passerini</text:span></text:p>
      <text:p text:style-name="P5"><text:span text:style-name="T8"/></text:p>
      <text:p text:style-name="P6"><text:span text:style-name="T9">Alumnos: Melo Martin</text:span></text:p>
      <text:p text:style-name="P6"><text:span text:style-name="T9"><text:tab/><text:s text:c="8"/>Varela Mariano</text:span></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1">Casos de prueba </text:span></text:p>
      <text:p text:style-name="P6"><text:span text:style-name="T12"/></text:p>
      <text:p text:style-name="P6"><text:span text:style-name="T13">I) Casos de prueba de stress:<text:line-break/> - Caso 1A. Desempeño de un nodo virtual de aplicación con 1 CPU; y 1 nodo de BD<text:line-break/> - Caso 1B Desempeño de un nodo virtual de aplicación con 2 CPU; y 1 nodo de BD<text:line-break/> - Caso 2A. Desempeño de un nodo virtual de aplicación con 1 CPU; y 2 nodos de BD en réplica (1)<text:line-break/> - Caso 2B. Desempeño de un nodo virtual de aplicación con 1 CPU; y 3 nodos de BD en réplica (2)</text:span></text:p>
      <text:p text:style-name="P6"><text:span text:style-name="T14"/></text:p>
      <text:p text:style-name="P6"><text:span text:style-name="T15">II) Casos de desempeño de Tolerancia a Fallos y Alta Disponibilidad:</text:span></text:p>
      <text:p text:style-name="P6"><text:span text:style-name="T15"><text:s/>- Caso 3A. Desempeño de un nodo virtual de aplicación con 1 CPU; y 3 nodos de BD en réplica (2), eliminando un nodo Slave durante el tope de carga</text:span></text:p>
      <text:p text:style-name="P6"><text:span text:style-name="T15"><text:s/>- Caso 3B. Desempeño de un nodo virtual de aplicación con 1 CPU; y 3 nodos de BD en réplica (2), eliminando un nodo Master durante el tope de carga.</text:span></text:p>
      <text:p text:style-name="P6"><text:span text:style-name="T15"><text:s/>- Caso 3C. Desempeño de un nodo virtual de aplicación con 1 CPU; y 3 nodos de BD en réplica (2), eliminando un nodo Master durante el tope de carga y luego reintegrarlo al Cluster.</text:span></text:p>
      <text:p text:style-name="P6"><text:span text:style-name="T16"/></text:p>
      <text:p text:style-name="P6"><text:span text:style-name="T17">(1) Un Master y un Slave, o 2 nodos multimaster, dependiendo de la tecnología elegida.</text:span></text:p>
      <text:p text:style-name="P6"><text:span text:style-name="T17">(2) Un Master y 2 Slave, o 3 nodos multimaster, dependiendo de la tecnología elegida.</text:span></text:p>
      <text:p text:style-name="P6"><text:span text:style-name="T18"/></text:p>
      <text:p text:style-name="P6"><text:span text:style-name="T18"/></text:p>
      <text:p text:style-name="P6"><text:span text:style-name="T19">Aclaración:</text:span></text:p>
      <text:p text:style-name="P6"><text:span text:style-name="T20"/></text:p>
      <text:p text:style-name="P6"><text:span text:style-name="T21">En todos los casos se realizaron test para la carga de precios con un shop creado previamente en el inicio del test.</text:span></text:p>
      <text:p text:style-name="P6"><text:span text:style-name="T21">Cantidad de threads = 10000</text:span></text:p>
      <text:p text:style-name="P6"><text:span text:style-name="T21">Tiempo = 10 minutos</text:span></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3">Casos de prueba de stress</text:span></text:p>
      <text:p text:style-name="P6"><text:span text:style-name="T24"/></text:p>
      <text:p text:style-name="P6"><text:span text:style-name="T25">Caso 1A</text:span></text:p>
      <text:p text:style-name="P6"><text:span text:style-name="T26"/></text:p>
      <text:p text:style-name="P6"><text:span text:style-name="T27">Htop con carga</text:span></text:p>
      <text:p text:style-name="P6"><draw:frame text:anchor-type="as-char" svg:width="145.52mm" svg:height="102.92mm" style:rel-width="scale" style:rel-height="scale"><draw:object-ole xlink:href="OleObj1"/><draw:image xlink:href="ObjectReplacements/OleObj1"/></draw:frame><text:span text:style-name="T28"/></text:p>
      <text:p text:style-name="P6"><text:span text:style-name="T29">Htop sin carga</text:span></text:p>
      <text:p text:style-name="P6"><draw:frame text:anchor-type="as-char" svg:width="131.76mm" svg:height="91.02mm" style:rel-width="scale" style:rel-height="scale"><draw:object-ole xlink:href="OleObj2"/><draw:image xlink:href="ObjectReplacements/OleObj2"/></draw:frame><text:span text:style-name="T30"/></text:p>
      <text:p text:style-name="P6"><draw:frame text:anchor-type="as-char" svg:width="159.28mm" svg:height="24.34mm" style:rel-width="scale" style:rel-height="scale"><draw:object-ole xlink:href="OleObj3"/><draw:image xlink:href="ObjectReplacements/OleObj3"/></draw:frame><text:span text:style-name="T30"/></text:p>
      <text:p text:style-name="P6"><text:span text:style-name="T30"/></text:p>
      <text:p text:style-name="P6"><text:span text:style-name="T31">Podemos observar en este primer caso que en el momento de la carga la aplicación consume el 100% del cpu y 1200mb sobre 2000mb disponibles. </text:span></text:p>
      <text:p text:style-name="P6"><text:span text:style-name="T31">El resultado final del test fue obtuvo un throughput de 25 request por segundo y una tasa de desviación de 194 milisegundos(ms). Ademas de un promedio de 69ms por petición.</text:span></text:p>
      <text:p text:style-name="P6"><text:span text:style-name="T32"/></text:p>
      <text:p text:style-name="P6"><text:span text:style-name="T33">Caso 1b</text:span></text:p>
      <text:p text:style-name="P6"><draw:frame text:anchor-type="as-char" svg:width="157.16mm" svg:height="112.71mm" style:rel-width="scale" style:rel-height="scale"><draw:object-ole xlink:href="OleObj4"/><draw:image xlink:href="ObjectReplacements/OleObj4"/></draw:frame><draw:frame text:anchor-type="as-char" svg:width="159.28mm" svg:height="87.84mm" style:rel-width="scale" style:rel-height="scale"><draw:object-ole xlink:href="OleObj5"/><draw:image xlink:href="ObjectReplacements/OleObj5"/></draw:frame><text:span text:style-name="T34"/></text:p>
      <text:p text:style-name="P6"><text:span text:style-name="T34"/></text:p>
      <text:p text:style-name="P6"><draw:frame text:anchor-type="as-char" svg:width="159.28mm" svg:height="37.84mm" style:rel-width="scale" style:rel-height="scale"><draw:object-ole xlink:href="OleObj6"/><draw:image xlink:href="ObjectReplacements/OleObj6"/></draw:frame><text:span text:style-name="T34"/></text:p>
      <text:p text:style-name="P6"><text:span text:style-name="T34"/></text:p>
      <text:p text:style-name="P6"><text:span text:style-name="T35">Podemos observar que la aplicación utilizó un<text:s text:c="2"/>65% de CPU y 1330mb de los 2000mb disponibles.</text:span></text:p>
      <text:p text:style-name="P6"><text:span text:style-name="T35">El tiempo promedio de cada petición fue de 57ms y obtuvimos una tasa de 291ms en desviaciones.</text:span></text:p>
      <text:p text:style-name="P6"><text:span text:style-name="T36"/></text:p>
      <text:p text:style-name="P6"><text:span text:style-name="T37">Comparación de los casos 1A Y 1B</text:span></text:p>
      <text:p text:style-name="P6"><text:span text:style-name="T38"/></text:p>
      <text:p text:style-name="P6"><text:span text:style-name="T39">En cuanto a cpu el primer caso utilizó más recursos(su totalidad) y el segundo solo un 65%.<text:s text:c="2"/></text:span></text:p>
      <text:p text:style-name="P6"><text:span text:style-name="T39">Desde el punto de vista de la memoria el segundo caso hizo uso de un pequeño porcentaje más que el primer caso.</text:span></text:p>
      <text:p text:style-name="P6"><text:span text:style-name="T39">En cuanto a desviaciones en el caso 1b perdemos 100 ms más.</text:span></text:p>
      <text:p text:style-name="P6"><text:span text:style-name="T39">Pero el tiempo promedio en general es más rápido el del segundo caso en comparación con el 1a.</text:span></text:p>
      <text:p text:style-name="P6"><text:span text:style-name="T40"/></text:p>
      <text:p text:style-name="P6"><text:span text:style-name="T41">Caso 2A</text:span></text:p>
      <text:p text:style-name="P6"><text:span text:style-name="T42"/></text:p>
      <text:p text:style-name="P6"><draw:frame text:anchor-type="as-char" svg:width="159.28mm" svg:height="112.18mm" style:rel-width="scale" style:rel-height="scale"><draw:object-ole xlink:href="OleObj7"/><draw:image xlink:href="ObjectReplacements/OleObj7"/></draw:frame><text:span text:style-name="T42"/></text:p>
      <text:p text:style-name="P6"><text:span text:style-name="T42"/></text:p>
      <text:p text:style-name="P6"><draw:frame text:anchor-type="as-char" svg:width="159.28mm" svg:height="88.64mm" style:rel-width="scale" style:rel-height="scale"><draw:object-ole xlink:href="OleObj8"/><draw:image xlink:href="ObjectReplacements/OleObj8"/></draw:frame><draw:frame text:anchor-type="as-char" svg:width="159.28mm" svg:height="27.25mm" style:rel-width="scale" style:rel-height="scale"><draw:object-ole xlink:href="OleObj9"/><draw:image xlink:href="ObjectReplacements/OleObj9"/></draw:frame><text:span text:style-name="T42"/></text:p>
      <text:p text:style-name="P6"><text:span text:style-name="T42"/></text:p>
      <text:p text:style-name="P6"><text:span text:style-name="T43">Al igual que en el caso 1b obtenemos parámetros similares en cuanto a cpu y memoria.</text:span></text:p>
      <text:p text:style-name="P6"><text:span text:style-name="T43">Podemos observar como en un primer momento encontramos desviaciones altas en el momento de carga<text:s text:c="2"/>hasta que la aplicación se regula y hacia el final volvemos a dar con valores críticos de desviaciones promediando una media de desviaciones de 1022ms.</text:span></text:p>
      <text:p text:style-name="P6"><text:span text:style-name="T43">Además se muestran a mitad del proceso de test un curva ascendente que llega a estabilizarse para luego, al final del mismo volver a ascender resultando un promedio por petición de 292ms y un throughput de 25 peticiones por segundo </text:span></text:p>
      <text:p text:style-name="P6"><text:span text:style-name="T44"/></text:p>
      <text:p text:style-name="P6"><text:span text:style-name="T45">Caso 2b</text:span></text:p>
      <text:p text:style-name="P6"><text:span text:style-name="T46"/></text:p>
      <text:p text:style-name="P6"><draw:frame text:anchor-type="as-char" svg:width="138.64mm" svg:height="97.90mm" style:rel-width="scale" style:rel-height="scale"><draw:object-ole xlink:href="OleObj10"/><draw:image xlink:href="ObjectReplacements/OleObj10"/></draw:frame><text:span text:style-name="T46"/></text:p>
      <text:p text:style-name="P6"><draw:frame text:anchor-type="as-char" svg:width="174.63mm" svg:height="28.84mm" style:rel-width="scale" style:rel-height="scale"><draw:object-ole xlink:href="OleObj11"/><draw:image xlink:href="ObjectReplacements/OleObj11"/></draw:frame><text:span text:style-name="T46"/></text:p>
      <text:p text:style-name="P6"><draw:frame text:anchor-type="as-char" svg:width="159.28mm" svg:height="89.69mm" style:rel-width="scale" style:rel-height="scale"><draw:object-ole xlink:href="OleObj12"/><draw:image xlink:href="ObjectReplacements/OleObj12"/></draw:frame><text:span text:style-name="T46"/></text:p>
      <text:p text:style-name="P6"><text:span text:style-name="T46"/></text:p>
      <text:p text:style-name="P6"><text:span text:style-name="T47">Ya en este segundo caso damos con una utilización de cpu completa, esto podría radicarse en la decisión de que slave tomar para otorgarle las acciones de lectura. Y un uso de memoria de 1360mb sobre los 2000mb disponibles.</text:span></text:p>
      <text:p text:style-name="P6"><text:span text:style-name="T47">Hasta la mitad del test podemos diferenciar una estabilidad en el test hasta que se da una pendiente hacia arriba en desviaciones de los request a la aplicación. Terminando con valores de throughput de<text:s text:c="2"/>16/segundo y desviaciones de 5900ms. </text:span></text:p>
      <text:p text:style-name="P6"><text:span text:style-name="T48"/></text:p>
      <text:p text:style-name="P6"><text:span text:style-name="T49">Comparación de los casos 2A y 2B</text:span></text:p>
      <text:p text:style-name="P6"><text:span text:style-name="T50"/></text:p>
      <text:p text:style-name="P6"><text:span text:style-name="T51">El manejo de la delegación de las actividades de lectura a los nodos slaves puede llegar a marcar un aumento pronunciado en el tiempo de respuesta, esto se ve impactado en los resultados finales con un throughput de 29/segundo en el caso 2a y de 16/segundo en el caso 2b. </text:span></text:p>
      <text:p text:style-name="P6"><text:span text:style-name="T51">En cuanto a la memoria dimos con un tiempo similar, sin embargo en el caso 2b el cpu fue consumido por completo en el tiempo de carga.</text:span></text:p>
      <text:p text:style-name="P6"><text:span text:style-name="T52"/></text:p>
      <text:p text:style-name="P6"><text:span text:style-name="T52"/></text:p>
      <text:p text:style-name="P6"><text:span text:style-name="T53">Casos de desempeño de Tolerancia a Fallos y Alta Disponibilidad</text:span></text:p>
      <text:p text:style-name="P6"><text:span text:style-name="T54"/></text:p>
      <text:p text:style-name="P6"><text:span text:style-name="T55">Caso 3A</text:span></text:p>
      <text:p text:style-name="P6"><draw:frame text:anchor-type="as-char" svg:width="159.28mm" svg:height="113.24mm" style:rel-width="scale" style:rel-height="scale"><draw:object-ole xlink:href="OleObj13"/><draw:image xlink:href="ObjectReplacements/OleObj13"/></draw:frame><text:span text:style-name="T56"/></text:p>
      <text:p text:style-name="P6"><draw:frame text:anchor-type="as-char" svg:width="159.28mm" svg:height="102.66mm" style:rel-width="scale" style:rel-height="scale"><draw:object-ole xlink:href="OleObj14"/><draw:image xlink:href="ObjectReplacements/OleObj14"/></draw:frame><text:span text:style-name="T56"/></text:p>
      <text:p text:style-name="P6"><draw:frame text:anchor-type="as-char" svg:width="159.28mm" svg:height="101.60mm" style:rel-width="scale" style:rel-height="scale"><draw:object-ole xlink:href="OleObj15"/><draw:image xlink:href="ObjectReplacements/OleObj15"/></draw:frame><text:span text:style-name="T56"/></text:p>
      <text:p text:style-name="P6"><text:span text:style-name="T56"/></text:p>
      <text:p text:style-name="P6"><text:span text:style-name="T57">En el tope de carga damos con un uso de cpu superior al 99%, acompañado de casi 1400mb de memoria utilizados.</text:span></text:p>
      <text:p text:style-name="P6"><text:span text:style-name="T57">En cuanto al tiempo promedio por request contamos con 388ms y una desviación de 981ms. </text:span></text:p>
      <text:p text:style-name="P6"><text:span text:style-name="T57">Como vemos en el gráfico, se diferencia la supresión del slave del cluster al llegar a la mitad del test donde aumentan los tiempos promedio(línea azul) y desviaciones(línea roja).</text:span></text:p>
      <text:p text:style-name="P6"><text:span text:style-name="T57">Esto puede darse ya que el master debe identificar que ese nodo ya no existe más delegando todas las acciones de lectura al unico slave restante.</text:span></text:p>
      <text:p text:style-name="P6"><text:span text:style-name="T58"/></text:p>
      <text:p text:style-name="P6"><text:span text:style-name="T59">Caso 3B</text:span></text:p>
      <text:p text:style-name="P6"><text:span text:style-name="T60"/></text:p>
      <text:p text:style-name="P6"><draw:frame text:anchor-type="as-char" svg:width="159.28mm" svg:height="114.04mm" style:rel-width="scale" style:rel-height="scale"><draw:object-ole xlink:href="OleObj16"/><draw:image xlink:href="ObjectReplacements/OleObj16"/></draw:frame><text:span text:style-name="T60"/></text:p>
      <text:p text:style-name="P6"><draw:frame text:anchor-type="as-char" svg:width="159.28mm" svg:height="102.92mm" style:rel-width="scale" style:rel-height="scale"><draw:object-ole xlink:href="OleObj17"/><draw:image xlink:href="ObjectReplacements/OleObj17"/></draw:frame><text:span text:style-name="T60"/></text:p>
      <text:p text:style-name="P6"><text:span text:style-name="T60"/></text:p>
      <text:p text:style-name="P6"><draw:frame text:anchor-type="as-char" svg:width="159.28mm" svg:height="24.34mm" style:rel-width="scale" style:rel-height="scale"><draw:object-ole xlink:href="OleObj18"/><draw:image xlink:href="ObjectReplacements/OleObj18"/></draw:frame><text:span text:style-name="T60"/></text:p>
      <text:p text:style-name="P6"><text:span text:style-name="T60"/></text:p>
      <text:p text:style-name="P6"><text:span text:style-name="T61">En este segundo caso en el tope de carga del test el uso del cpu es completo acompañado de una utilización de memoria de 1195mb en ese momento.</text:span></text:p>
      <text:p text:style-name="P6"><text:span text:style-name="T61">Como lo indica el gráfico, al momento de tirar el master obtenemos una desviación marcada que produce el aumento del tiempo de respuesta. Resultando esto en un promedio de 6368ms por petición con un throughput de 16 request por segundo.</text:span></text:p>
      <text:p text:style-name="P6"><text:span text:style-name="T61">Observamos también que hasta el final de la prueba la aplicación no logra estabilizarse. Esto puede darse de la mano de que la aplicación debe designar un master entre los slaves dada la baja del master original del cluster.</text:span></text:p>
      <text:p text:style-name="P6"><text:span text:style-name="T62"/></text:p>
      <text:p text:style-name="P6"><text:span text:style-name="T63">Caso 3C</text:span></text:p>
      <text:p text:style-name="P6"><text:span text:style-name="T64"/></text:p>
      <text:p text:style-name="P6"><draw:frame text:anchor-type="as-char" svg:width="159.28mm" svg:height="89.69mm" style:rel-width="scale" style:rel-height="scale"><draw:object-ole xlink:href="OleObj19"/><draw:image xlink:href="ObjectReplacements/OleObj19"/></draw:frame><text:span text:style-name="T64"/></text:p>
      <text:p text:style-name="P6"><text:span text:style-name="T64"/></text:p>
      <text:p text:style-name="P6"><draw:frame text:anchor-type="as-char" svg:width="159.28mm" svg:height="87.84mm" style:rel-width="scale" style:rel-height="scale"><draw:object-ole xlink:href="OleObj20"/><draw:image xlink:href="ObjectReplacements/OleObj20"/></draw:frame><text:span text:style-name="T64"/></text:p>
      <text:p text:style-name="P6"><text:span text:style-name="T64"/></text:p>
      <text:p text:style-name="P6"><draw:frame text:anchor-type="as-char" svg:width="159.28mm" svg:height="24.34mm" style:rel-width="scale" style:rel-height="scale"><draw:object-ole xlink:href="OleObj21"/><draw:image xlink:href="ObjectReplacements/OleObj21"/></draw:frame><text:span text:style-name="T64"/></text:p>
      <text:p text:style-name="P6"><text:span text:style-name="T64"/></text:p>
      <text:p text:style-name="P6"><text:span text:style-name="T65">Como lo indica el primer gráfico después de integrar el master al cluster contamos con un nodo más, lo cual produce que de descomprima a los nodos estables del cluster. </text:span></text:p>
      <text:p text:style-name="P6"><text:span text:style-name="T65">Hacia el final del test podemos ver que la prueba se estabiliza dando resultados lineales.</text:span></text:p>
      <text:p text:style-name="P6"><text:span text:style-name="T65">Como resultado final contamos con un throughput de 19,5 request por segundo.</text:span></text:p>
      <text:p text:style-name="P6"><text:span text:style-name="T65">Una desviación de 165ms y un tiempo promedio de respuesta de 41ms. </text:span></text:p>
      <text:p text:style-name="P6"><text:span text:style-name="T66"/></text:p>
      <text:p text:style-name="P6"><text:span text:style-name="T67">Comparación de los casos 3</text:span></text:p>
      <text:p text:style-name="P6"><text:span text:style-name="T68"/></text:p>
      <text:p text:style-name="P6"><text:span text:style-name="T69">En los tres casos dimos con un uso de cpu completo y utilización de memoria simila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